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4645669291338pt" style:use-optimal-column-width="true"/>
    </style:style>
    <style:style style:name="ACOL-2" style:family="table-column">
      <style:table-column-properties style:column-width="63.01417322834645pt" style:use-optimal-column-width="true"/>
    </style:style>
    <style:style style:name="ACOL-3" style:family="table-column">
      <style:table-column-properties style:column-width="103.49291338582675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5pt" style:use-optimal-column-width="tru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101.19685039370079pt" style:use-optimal-column-width="true"/>
    </style:style>
    <style:style style:name="ACOL-9" style:family="table-column">
      <style:table-column-properties style:column-width="123.78897637795275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65.7417322834646pt" style:use-optimal-column-width="true"/>
    </style:style>
    <style:style style:name="ACOL-12" style:family="table-column">
      <style:table-column-properties style:column-width="96.74645669291338pt" style:use-optimal-column-width="true"/>
    </style:style>
    <style:style style:name="ACOL-13" style:family="table-column">
      <style:table-column-properties style:column-width="84.75590551181102pt" style:use-optimal-column-width="true"/>
    </style:style>
    <style:style style:name="ACOL-1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8"/>
        <table:table-column table:default-cell-style-name="ACE-0" table:style-name="ACOL-13"/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0" table:number-columns-repeated="41"/>
        <table:table-column table:style-name="ACOL-0" table:number-columns-repeated="19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facies</text:p>
          </table:table-cell>
          <table:table-cell table:style-name="ACE-0" office:value-type="string">
            <text:p>indicative meaning</text:p>
          </table:table-cell>
          <table:table-cell table:style-name="ACE-0" office:value-type="string">
            <text:p>Core Name</text:p>
          </table:table-cell>
          <table:table-cell table:style-name="ACE-0" office:value-type="string">
            <text:p>water depth (m)</text:p>
          </table:table-cell>
          <table:table-cell table:style-name="ACE-0" office:value-type="string">
            <text:p>Depth in core (cm)</text:p>
          </table:table-cell>
          <table:table-cell table:style-name="ACE-0" office:value-type="string">
            <text:p>elevation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6</text:p>
          </table:table-cell>
          <table:table-cell table:style-name="ACE-1" office:value-type="float" office:value="-12.16">
            <text:p>−12.16</text:p>
          </table:table-cell>
          <table:table-cell table:style-name="ACE-1" office:value-type="float" office:value="127.97">
            <text:p>127.97</text:p>
          </table:table-cell>
          <table:table-cell table:style-name="ACE-0" office:value-type="float" office:value="11810">
            <text:p>11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]+5" office:value-type="float" office:value="-122.87">
            <text:p>−122.8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87">
            <text:p>87</text:p>
          </table:table-cell>
          <table:table-cell table:style-name="ACE-0" table:formula="of:=-[.T2]-[.U2]/100" office:value-type="float" office:value="-127.87">
            <text:p>−127.8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4</text:p>
          </table:table-cell>
          <table:table-cell table:style-name="ACE-1" office:value-type="float" office:value="-12.16">
            <text:p>−12.16</text:p>
          </table:table-cell>
          <table:table-cell table:style-name="ACE-1" office:value-type="float" office:value="127.97">
            <text:p>127.97</text:p>
          </table:table-cell>
          <table:table-cell table:style-name="ACE-0" office:value-type="float" office:value="24100">
            <text:p>241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]+5" office:value-type="float" office:value="-123.30000000000001">
            <text:p>−123.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30">
            <text:p>130</text:p>
          </table:table-cell>
          <table:table-cell table:style-name="ACE-0" table:formula="of:=-[.T3]-[.U3]/100" office:value-type="float" office:value="-128.30000000000001">
            <text:p>−128.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506</text:p>
          </table:table-cell>
          <table:table-cell table:style-name="ACE-1" office:value-type="float" office:value="-12.16">
            <text:p>−12.16</text:p>
          </table:table-cell>
          <table:table-cell table:style-name="ACE-1" office:value-type="float" office:value="127.97">
            <text:p>127.97</text:p>
          </table:table-cell>
          <table:table-cell table:style-name="ACE-0" office:value-type="float" office:value="24750">
            <text:p>2475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]+5" office:value-type="float" office:value="-123.59999999999999">
            <text:p>−123.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60">
            <text:p>160</text:p>
          </table:table-cell>
          <table:table-cell table:style-name="ACE-0" table:formula="of:=-[.T4]-[.U4]/100" office:value-type="float" office:value="-128.59999999999999">
            <text:p>−128.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00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1410">
            <text:p>114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]+10" office:value-type="float" office:value="-108.42">
            <text:p>−108.4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 -20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42">
            <text:p>42</text:p>
          </table:table-cell>
          <table:table-cell table:style-name="ACE-0" table:formula="of:=-[.T5]-[.U5]/100" office:value-type="float" office:value="-118.42">
            <text:p>−118.4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3</text:p>
          </table:table-cell>
          <table:table-cell table:style-name="ACE-1" office:value-type="float" office:value="-12.17">
            <text:p>−12.17</text:p>
          </table:table-cell>
          <table:table-cell table:style-name="ACE-1" office:value-type="float" office:value="128">
            <text:p>128.00</text:p>
          </table:table-cell>
          <table:table-cell table:style-name="ACE-0" office:value-type="float" office:value="24060">
            <text:p>240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]+10" office:value-type="float" office:value="-113.40000000000001">
            <text:p>−113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-20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40">
            <text:p>240</text:p>
          </table:table-cell>
          <table:table-cell table:style-name="ACE-0" table:formula="of:=-[.T6]-[.U6]/100" office:value-type="float" office:value="-123.40000000000001">
            <text:p>−123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3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4160">
            <text:p>14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7]+2.5" office:value-type="float" office:value="-116.63">
            <text:p>−116.6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3">
            <text:p>113</text:p>
          </table:table-cell>
          <table:table-cell table:style-name="ACE-0" table:formula="of:=-[.T7]-[.U7]/100" office:value-type="float" office:value="-119.13">
            <text:p>−119.1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0</text:p>
          </table:table-cell>
          <table:table-cell table:style-name="ACE-1" office:value-type="float" office:value="-12.369999999999999">
            <text:p>−12.37</text:p>
          </table:table-cell>
          <table:table-cell table:style-name="ACE-1" office:value-type="float" office:value="128.25">
            <text:p>128.25</text:p>
          </table:table-cell>
          <table:table-cell table:style-name="ACE-0" office:value-type="float" office:value="14720">
            <text:p>1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8]+2.5" office:value-type="float" office:value="-104.76000000000001">
            <text:p>−104.7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26">
            <text:p>26</text:p>
          </table:table-cell>
          <table:table-cell table:style-name="ACE-0" table:formula="of:=-[.T8]-[.U8]/100" office:value-type="float" office:value="-107.26000000000001">
            <text:p>−107.2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7</text:p>
          </table:table-cell>
          <table:table-cell table:style-name="ACE-1" office:value-type="float" office:value="-12.369999999999999">
            <text:p>−12.37</text:p>
          </table:table-cell>
          <table:table-cell table:style-name="ACE-1" office:value-type="float" office:value="128.25">
            <text:p>128.25</text:p>
          </table:table-cell>
          <table:table-cell table:style-name="ACE-0" office:value-type="float" office:value="14910">
            <text:p>149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tenocardia fornicarta, 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9]+2.5" office:value-type="float" office:value="-104.84999999999999">
            <text:p>−104.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35">
            <text:p>35</text:p>
          </table:table-cell>
          <table:table-cell table:style-name="ACE-0" table:formula="of:=-[.T9]-[.U9]/100" office:value-type="float" office:value="-107.34999999999999">
            <text:p>−107.3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404</text:p>
          </table:table-cell>
          <table:table-cell table:style-name="ACE-1" office:value-type="float" office:value="-12.279999999999999">
            <text:p>−12.2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5070">
            <text:p>150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0]+2.5" office:value-type="float" office:value="-107.84999999999999">
            <text:p>−107.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5">
            <text:p>35</text:p>
          </table:table-cell>
          <table:table-cell table:style-name="ACE-0" table:formula="of:=-[.T10]-[.U10]/100" office:value-type="float" office:value="-110.34999999999999">
            <text:p>−110.3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6</text:p>
          </table:table-cell>
          <table:table-cell table:style-name="ACE-1" office:value-type="float" office:value="-12.369999999999999">
            <text:p>−12.37</text:p>
          </table:table-cell>
          <table:table-cell table:style-name="ACE-1" office:value-type="float" office:value="128.25">
            <text:p>128.25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, Paphia undulata, Marca japo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1]+2.5" office:value-type="float" office:value="-104.94">
            <text:p>−104.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44">
            <text:p>44</text:p>
          </table:table-cell>
          <table:table-cell table:style-name="ACE-0" table:formula="of:=-[.T11]-[.U11]/100" office:value-type="float" office:value="-107.44">
            <text:p>−107.4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24</text:p>
          </table:table-cell>
          <table:table-cell table:style-name="ACE-1" office:value-type="float" office:value="-12.279999999999999">
            <text:p>−12.2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5980">
            <text:p>159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2]+2.5" office:value-type="float" office:value="-107.90000000000001">
            <text:p>−107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table:formula="of:=-[.T12]-[.U12]/100" office:value-type="float" office:value="-110.40000000000001">
            <text:p>−110.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6</text:p>
          </table:table-cell>
          <table:table-cell table:style-name="ACE-1" office:value-type="float" office:value="-12.17">
            <text:p>−12.17</text:p>
          </table:table-cell>
          <table:table-cell table:style-name="ACE-1" office:value-type="float" office:value="128">
            <text:p>128.00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3]+2.5" office:value-type="float" office:value="-120.3">
            <text:p>−120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180">
            <text:p>180</text:p>
          </table:table-cell>
          <table:table-cell table:style-name="ACE-0" table:formula="of:=-[.T13]-[.U13]/100" office:value-type="float" office:value="-122.8">
            <text:p>−122.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8</text:p>
          </table:table-cell>
          <table:table-cell table:style-name="ACE-1" office:value-type="float" office:value="-12.17">
            <text:p>−12.17</text:p>
          </table:table-cell>
          <table:table-cell table:style-name="ACE-1" office:value-type="float" office:value="128">
            <text:p>128.00</text:p>
          </table:table-cell>
          <table:table-cell table:style-name="ACE-0" office:value-type="float" office:value="18390">
            <text:p>183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4]+2.5" office:value-type="float" office:value="-120.59999999999999">
            <text:p>−120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10">
            <text:p>210</text:p>
          </table:table-cell>
          <table:table-cell table:style-name="ACE-0" table:formula="of:=-[.T14]-[.U14]/100" office:value-type="float" office:value="-123.09999999999999">
            <text:p>−123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9</text:p>
          </table:table-cell>
          <table:table-cell table:style-name="ACE-1" office:value-type="float" office:value="-12.640000000000001">
            <text:p>−12.64</text:p>
          </table:table-cell>
          <table:table-cell table:style-name="ACE-1" office:value-type="float" office:value="128.61000000000001">
            <text:p>128.6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5]-1.5" office:value-type="float" office:value="-97.599999999999994">
            <text:p>−97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8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110">
            <text:p>110</text:p>
          </table:table-cell>
          <table:table-cell table:style-name="ACE-0" table:formula="of:=-[.T15]-[.U15]/100" office:value-type="float" office:value="-96.099999999999994">
            <text:p>−96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28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6240">
            <text:p>162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6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16]-[.U16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80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540">
            <text:p>16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7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17]-[.U17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31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690">
            <text:p>16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8]-1.5" office:value-type="float" office:value="-121.79000000000001">
            <text:p>−121.7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9">
            <text:p>229</text:p>
          </table:table-cell>
          <table:table-cell table:style-name="ACE-0" table:formula="of:=-[.T18]-[.U18]/100" office:value-type="float" office:value="-120.29000000000001">
            <text:p>−120.2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3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9]-1.5" office:value-type="float" office:value="-122.7">
            <text:p>−122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20">
            <text:p>320</text:p>
          </table:table-cell>
          <table:table-cell table:style-name="ACE-0" table:formula="of:=-[.T19]-[.U19]/100" office:value-type="float" office:value="-121.2">
            <text:p>−121.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8040">
            <text:p>180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0]-1.5" office:value-type="float" office:value="-122.90000000000001">
            <text:p>−122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40">
            <text:p>340</text:p>
          </table:table-cell>
          <table:table-cell table:style-name="ACE-0" table:formula="of:=-[.T20]-[.U20]/100" office:value-type="float" office:value="-121.40000000000001">
            <text:p>−121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9</text:p>
          </table:table-cell>
          <table:table-cell table:style-name="ACE-0" office:value-type="float" office:value="-11.220000000000001">
            <text:p>−11.22</text:p>
          </table:table-cell>
          <table:table-cell table:style-name="ACE-0" office:value-type="float" office:value="126.27">
            <text:p>126.27</text:p>
          </table:table-cell>
          <table:table-cell table:style-name="ACE-0" office:value-type="float" office:value="14570">
            <text:p>1457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1]+2.5" office:value-type="float" office:value="-100.34999999999999">
            <text:p>−100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185">
            <text:p>185</text:p>
          </table:table-cell>
          <table:table-cell table:style-name="ACE-0" table:formula="of:=-[.T21]-[.U21]/100" office:value-type="float" office:value="-102.84999999999999">
            <text:p>−102.8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20</text:p>
          </table:table-cell>
          <table:table-cell table:style-name="ACE-0" office:value-type="float" office:value="-11.16">
            <text:p>−11.16</text:p>
          </table:table-cell>
          <table:table-cell table:style-name="ACE-0" office:value-type="float" office:value="126.28">
            <text:p>126.28</text:p>
          </table:table-cell>
          <table:table-cell table:style-name="ACE-0" office:value-type="float" office:value="14750">
            <text:p>14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2]+2.5" office:value-type="float" office:value="-103.37">
            <text:p>−103.3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0</text:p>
          </table:table-cell>
          <table:table-cell table:style-name="ACE-0" office:value-type="float" office:value="103">
            <text:p>103</text:p>
          </table:table-cell>
          <table:table-cell table:style-name="ACE-0" office:value-type="float" office:value="287">
            <text:p>287</text:p>
          </table:table-cell>
          <table:table-cell table:style-name="ACE-0" table:formula="of:=-[.T22]-[.U22]/100" office:value-type="float" office:value="-105.87">
            <text:p>−105.87</text:p>
          </table:table-cell>
          <table:table-cell table:number-columns-repeated="23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13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7" gnm:cursor-row="7">
          <gnm:selection gnm:start-col="17" gnm:start-row="7" gnm:end-col="17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7T06:45:43Z</dc:date>
    <meta:creation-date>2019-03-27T13:55:37Z</meta:creation-date>
    <meta:editing-cycles>2</meta:editing-cycles>
    <meta:editing-duration>PT2M9S</meta:editing-duration>
    <meta:generator>gnumeric/1.12.46</meta:generator>
  </office:meta>
</office:document-meta>
</file>